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Lohit Devanagari1" svg:font-family="'Lohit Devanagari'"/>
    <style:font-face style:name="Times New Roman" svg:font-family="'Times New Roman', Times, serif"/>
    <style:font-face style:name="arial" svg:font-family="arial,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58e08" officeooo:paragraph-rsid="0017712f"/>
    </style:style>
    <style:style style:name="P2" style:family="paragraph" style:parent-style-name="Standard">
      <style:text-properties officeooo:rsid="00158e08" officeooo:paragraph-rsid="0019267c"/>
    </style:style>
    <style:style style:name="P3" style:family="paragraph" style:parent-style-name="Standard">
      <style:text-properties officeooo:rsid="00158e08" officeooo:paragraph-rsid="001b6311"/>
    </style:style>
    <style:style style:name="P4" style:family="paragraph" style:parent-style-name="Standard">
      <style:text-properties officeooo:rsid="001a7832" officeooo:paragraph-rsid="001a7832"/>
    </style:style>
    <style:style style:name="P5" style:family="paragraph" style:parent-style-name="Standard">
      <style:text-properties officeooo:rsid="001d280f" officeooo:paragraph-rsid="001d280f"/>
    </style:style>
    <style:style style:name="P6" style:family="paragraph" style:parent-style-name="Standard">
      <style:text-properties officeooo:rsid="001d280f" officeooo:paragraph-rsid="0028d2d5"/>
    </style:style>
    <style:style style:name="P7" style:family="paragraph" style:parent-style-name="Standard">
      <style:text-properties officeooo:paragraph-rsid="001e928c"/>
    </style:style>
    <style:style style:name="P8" style:family="paragraph" style:parent-style-name="Standard">
      <style:text-properties officeooo:rsid="001b6311" officeooo:paragraph-rsid="001e928c"/>
    </style:style>
    <style:style style:name="P9" style:family="paragraph" style:parent-style-name="Standard">
      <style:text-properties officeooo:rsid="00240f87" officeooo:paragraph-rsid="00240f87"/>
    </style:style>
    <style:style style:name="P10" style:family="paragraph" style:parent-style-name="Standard">
      <style:text-properties officeooo:paragraph-rsid="00240f87"/>
    </style:style>
    <style:style style:name="P11" style:family="paragraph" style:parent-style-name="Standard">
      <style:text-properties officeooo:paragraph-rsid="001a7832"/>
    </style:style>
    <style:style style:name="P12" style:family="paragraph" style:parent-style-name="Standard">
      <style:text-properties officeooo:paragraph-rsid="00272a0c"/>
    </style:style>
    <style:style style:name="T1" style:family="text">
      <style:text-properties officeooo:rsid="00176f9c"/>
    </style:style>
    <style:style style:name="T2" style:family="text">
      <style:text-properties officeooo:rsid="00181d22"/>
    </style:style>
    <style:style style:name="T3" style:family="text">
      <style:text-properties officeooo:rsid="001a7832"/>
    </style:style>
    <style:style style:name="T4" style:family="text">
      <style:text-properties officeooo:rsid="001b6311"/>
    </style:style>
    <style:style style:name="T5" style:family="text">
      <style:text-properties fo:font-variant="normal" fo:text-transform="none" style:text-line-through-style="none" style:text-line-through-type="none" style:font-name="Arial" fo:font-size="9.55000019073486pt" fo:letter-spacing="normal" fo:font-style="normal" style:text-underline-style="none" fo:font-weight="normal" style:text-blinking="false" loext:padding="0cm" loext:border="none"/>
    </style:style>
    <style:style style:name="T6" style:family="text">
      <style:text-properties fo:font-variant="normal" fo:text-transform="none" style:text-line-through-style="none" style:text-line-through-type="none" style:font-name="Arial" fo:font-size="9.55000019073486pt" fo:letter-spacing="normal" fo:font-style="normal" style:text-underline-style="none" fo:font-weight="normal" officeooo:rsid="001b6311" style:text-blinking="false" loext:padding="0cm" loext:border="none"/>
    </style:style>
    <style:style style:name="T7" style:family="text">
      <style:text-properties fo:font-variant="normal" fo:text-transform="none" style:text-line-through-style="none" style:text-line-through-type="none" style:font-name="Arial" fo:font-size="9.55000019073486pt" fo:letter-spacing="normal" fo:font-style="normal" style:text-underline-style="none" fo:font-weight="normal" officeooo:rsid="00240f87" style:text-blinking="false" loext:padding="0cm" loext:border="none"/>
    </style:style>
    <style:style style:name="T8" style:family="text">
      <style:text-properties fo:font-variant="normal" fo:text-transform="none" style:text-line-through-style="none" style:text-line-through-type="none" style:font-name="Arial" fo:font-size="9.55000019073486pt" fo:letter-spacing="normal" fo:font-style="normal" style:text-underline-style="none" fo:font-weight="normal" officeooo:rsid="0028d2d5" style:text-blinking="false" loext:padding="0cm" loext:border="none"/>
    </style:style>
    <style:style style:name="T9" style:family="text">
      <style:text-properties fo:font-variant="normal" fo:text-transform="none" fo:color="#212121" style:font-name="arial" fo:font-size="11.75pt" fo:letter-spacing="normal" fo:font-style="normal" fo:font-weight="normal"/>
    </style:style>
    <style:style style:name="T10" style:family="text">
      <style:text-properties fo:font-variant="normal" fo:text-transform="none" fo:color="#212121" style:font-name="inherit" fo:font-size="11.75pt" fo:letter-spacing="normal" fo:language="en" fo:country="US" fo:font-style="normal" fo:font-weight="normal"/>
    </style:style>
    <style:style style:name="T11" style:family="text">
      <style:text-properties fo:font-variant="normal" fo:text-transform="none" fo:color="#212121" style:font-name="inherit" fo:font-size="21.2999992370605pt" fo:letter-spacing="normal" fo:language="ru" fo:country="RU" fo:font-style="normal" fo:font-weight="normal"/>
    </style:style>
    <style:style style:name="T12" style:family="text">
      <style:text-properties fo:font-variant="normal" fo:text-transform="none" fo:color="#212121" style:text-line-through-style="none" style:text-line-through-type="none" style:font-name="Arial" fo:font-size="9.55000019073486pt" fo:letter-spacing="normal" fo:language="en" fo:country="US" fo:font-style="normal" style:text-underline-style="none" fo:font-weight="normal" style:text-blinking="false" loext:padding="0cm" loext:border="none"/>
    </style:style>
    <style:style style:name="T13" style:family="text">
      <style:text-properties fo:font-variant="normal" fo:text-transform="none" fo:color="#212121" style:text-line-through-style="none" style:text-line-through-type="none" style:font-name="arial" fo:font-size="21.2999992370605pt" fo:letter-spacing="normal" fo:font-style="normal" style:text-underline-style="none" fo:font-weight="normal" style:text-blinking="false" loext:padding="0cm" loext:border="none"/>
    </style:style>
    <style:style style:name="T14" style:family="text">
      <style:text-properties officeooo:rsid="00240f87"/>
    </style:style>
    <style:style style:name="T15" style:family="text">
      <style:text-properties officeooo:rsid="0028d2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2"><text:span text:style-name="T4">MathOwlet </text:span><text:span text:style-name="T9">is an app for the youngest mathematicians, where they can learn addition and subtraction in a funny way</text:span><text:span text:style-name="T4">. The child selects from three possible answers the correct one for a simple task such a 1+1=? or 3-?=2. It can help itself using abacus, where it assigns the operands and <text:s/>counts the result. </text:span><text:bookmark text:name="tw-target-text"/><text:span text:style-name="T10">In the beginning, the addition tasks come from the number space from 0 to 5, where the unknown is the sum.</text:span><text:span text:style-name="T4"> Thereafter, the subtraction task whil be interrogate from the same number space where the unknown is the difference.</text:span><text:span text:style-name="T6"> Further, more complex tasks are asked from the same number space, where the unknown is an addend or subtrahend. Only after all variants from the number space 0 to 5 have been answered, the tasks from the next number space are asked in the order described above.</text:span></text:p>
      <text:p text:style-name="P7"><text:span text:style-name="T6"/></text:p>
      <text:p text:style-name="P9"><text:span text:style-name="T6">F</text:span><text:span text:style-name="T5">eatures:</text:span></text:p>
      <text:p text:style-name="P10"><text:span text:style-name="T7">- </text:span><text:span text:style-name="T13">Simple, child-friendly UI</text:span></text:p>
      <text:p text:style-name="P10"><text:span text:style-name="T7">- </text:span><text:bookmark text:name="tw-target-text1"/><text:span text:style-name="T12">The state is saved after every correct answer</text:span></text:p>
      <text:p text:style-name="P10"><text:bookmark text:name="tw-target-text2"/><text:span text:style-name="T7">- </text:span><text:bookmark text:name="tw-target-text3"/><text:span text:style-name="T12">Visual and acoustic feedback for the right or wrong answer</text:span></text:p>
      <text:p text:style-name="P10"><text:span text:style-name="T7">- </text:span><text:bookmark text:name="tw-target-text4"/><text:span text:style-name="T12">The correct answer is synchronized with the Abacus</text:span></text:p>
      <text:p text:style-name="P9"><text:span text:style-name="T5">- No adds, no in-app purchases</text:span></text:p>
      <text:p text:style-name="P8"><text:span text:style-name="T5"/></text:p>
      <text:p text:style-name="P8"><text:span text:style-name="T5"/></text:p>
      <text:p text:style-name="P8"/>
      <text:p text:style-name="P3"><text:span text:style-name="T4">MathOwlet ist eine App für die kleinste Mathematiker, mit der man spielend Addition und Substraction in den Zahlenraum bis Zwanzig erlernen kann. Das Kind muss aus aus drei angebotenen Varianten die richtige Antwort für die einfache Gleichung wie 1+1=? oder 3-?=2 finden. Als Hilfsmittel kann es Abacus benutzten, wo es, z.B. die zu addierende Mengen angeben und das Ergebnis abzählen kann. Am Anfang werden einfache Additionsaufgaben aus dem Zahlenraum bis fünf gestellt, wo die Unbekannte die Summe ist. Danach werden die Subtraktionsafgaben aus demselben Zahlenraum abgefragt, wo die Unbekannte die Differenz ist. Weiter werden komplexere Aufgaben aus demselben <text:s/>Zahlenraum gestellt, wo die Unbekannte ein Summand oder Substrahend ist. Erst nachdem alle Varianten aus dem Zahlenraum 0 bis 5 beantwortet sind, werden die Aufgaben aus dem nächsten Zahlenraum in der oben beschriebenen Reihenfolge gestellt.</text:span></text:p>
      <text:p text:style-name="P3"/>
      <text:p text:style-name="P5">Features:</text:p>
      <text:p text:style-name="P5">- Einfachehe und kindgerechte Benutzerschnittstelle</text:p>
      <text:p text:style-name="P5">- <text:span text:style-name="T15">Der </text:span>Zustand <text:span text:style-name="T15">wird </text:span>nach jeder <text:span text:style-name="T15">korrekter</text:span> Antwort <text:span text:style-name="T15">gespeichert</text:span></text:p>
      <text:p text:style-name="P5">- Visuelles und akustisches Feedback <text:s/>für die richtige oder falsche Antwort</text:p>
      <text:p text:style-name="P6">- <text:span text:style-name="T15">Die richtige Antwort wird</text:span> mit dem Abacus <text:span text:style-name="T15">s</text:span>ynchronis<text:span text:style-name="T15">iert</text:span></text:p>
      <text:p text:style-name="P5">- Keine Werbung, <text:span text:style-name="T14">k</text:span>eine In-App-Käufe</text:p>
      <text:p text:style-name="P5"/>
      <text:p text:style-name="P2"/>
      <text:p text:style-name="P2"><text:span text:style-name="T4">MathOwlet – э</text:span>то приложение для самых маленьких математиков, позволяющее <text:span text:style-name="T15">легко</text:span> освоить сложение и вычитание в области простых чисел от 0 до 20. <text:span text:style-name="T2">Ребенку предлагается выбрать из трех вариантов правильный ответ на простое уравнение, такое как 1+1=? или 3-?=2. </text:span>В качестве вспомогательного инструмента <text:span text:style-name="T1">ребенок может воспользоваться абаком, где можно, например, количественно отложить операнды и посчитать ответ. В начале ставятся простые задачи на сложение в области чисел от 0 до 5, где неизвестным является сумма. Затем идут задачи на вычетание, тоже в обасти от 0 до 5, где неизвестным является разница. Далее задачи усложняются, где незвестным является уже не сумма, а, например, второе слагаемое или вычитаемое, оставаясь в области от 0 до 5. После того, как ребенок правильно ответил на все варианты задачь в области чисел от 0 до 5, предлагаются задачи из следующей области чисел в последовательности, описанной выше. </text:span></text:p>
      <text:p text:style-name="P1"/>
      <text:p text:style-name="P4">Особенности</text:p>
      <text:p text:style-name="P4">- Простой и удобный инерфейс</text:p>
      <text:p text:style-name="P4">- Сохранение состояния после каждого правильного ответа</text:p>
      <text:p text:style-name="P4"><text:soft-page-break/>- Звуковой и визуальный отклик на правильный <text:span text:style-name="T15">или </text:span>неправильный ответ</text:p>
      <text:p text:style-name="P4">- Синхронизация абака с правильным ответом</text:p>
      <text:p text:style-name="P11"><text:span text:style-name="T3">- Отсутствие рекламы, oтсутствие </text:span><text:bookmark text:name="tw-target-text5"/><text:span text:style-name="T11">покупок в приложении</text:span></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Lohit Devanagari1" svg:font-family="'Lohit Devanagari'"/>
    <style:font-face style:name="Times New Roman" svg:font-family="'Times New Roman', Times, serif"/>
    <style:font-face style:name="arial" svg:font-family="arial,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Liberation Sans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Liberation Sans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8:26:58.964335303</meta:creation-date>
    <dc:date>2018-09-14T09:29:08.498719872</dc:date>
    <meta:editing-duration>PT34M51S</meta:editing-duration>
    <meta:editing-cycles>6</meta:editing-cycles>
    <meta:generator>LibreOffice/6.1.0.3$Linux_X86_64 LibreOffice_project/10$Build-3</meta:generator>
    <meta:document-statistic meta:table-count="0" meta:image-count="0" meta:object-count="0" meta:page-count="2" meta:paragraph-count="21" meta:word-count="525" meta:character-count="3383" meta:non-whitespace-character-count="2874"/>
  </office:meta>
</office:document-meta>
</file>